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2cm"/>
    </style:style>
    <style:style style:name="co2" style:family="table-column">
      <style:table-column-properties fo:break-before="auto" style:column-width="2.891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office:value-type="string">
            <text:p>Table 3: Absolute risk of AE</text:p>
          </table:table-cell>
          <table:table-cell table:number-columns-repeated="1023"/>
        </table:table-row>
        <table:table-row table:style-name="ro1">
          <table:table-cell office:value-type="string">
            <text:p>Comorbidities/Vax/Age group</text:p>
          </table:table-cell>
          <table:table-cell office:value-type="string">
            <text:p>S-Pos (95% CI)</text:p>
          </table:table-cell>
          <table:table-cell office:value-type="string">
            <text:p>S-Fail (95% CI)</text:p>
          </table:table-cell>
          <table:table-cell office:value-type="string">
            <text:p>Diff (95% CI)</text:p>
          </table:table-cell>
          <table:table-cell table:number-columns-repeated="1020"/>
        </table:table-row>
        <table:table-row table:style-name="ro1">
          <table:table-cell office:value-type="string">
            <text:p>No Comorbidities</text:p>
          </table:table-cell>
          <table:table-cell table:number-columns-repeated="1023"/>
        </table:table-row>
        <table:table-row table:style-name="ro1">
          <table:table-cell office:value-type="string">
            <text:p>Unvax: 0-39</text:p>
          </table:table-cell>
          <table:table-cell office:value-type="string">
            <text:p>0.39 (0.31-0.47)</text:p>
          </table:table-cell>
          <table:table-cell office:value-type="string">
            <text:p>0.10 (0.06-0.14)</text:p>
          </table:table-cell>
          <table:table-cell office:value-type="string">
            <text:p>-0.29 (-0.40--0.19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0.66 (0.48-0.84)</text:p>
          </table:table-cell>
          <table:table-cell office:value-type="string">
            <text:p>0.17 (0.10-0.24)</text:p>
          </table:table-cell>
          <table:table-cell office:value-type="string">
            <text:p>-0.50 (-0.69--0.30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1.42 (0.78-2.06)</text:p>
          </table:table-cell>
          <table:table-cell office:value-type="string">
            <text:p>0.37 (0.17-0.58)</text:p>
          </table:table-cell>
          <table:table-cell office:value-type="string">
            <text:p>-1.07 (-1.63--0.50)</text:p>
          </table:table-cell>
          <table:table-cell table:number-columns-repeated="1020"/>
        </table:table-row>
        <table:table-row table:style-name="ro1">
          <table:table-cell office:value-type="string">
            <text:p>First dose: 0-39</text:p>
          </table:table-cell>
          <table:table-cell office:value-type="string">
            <text:p>0.35 (0.18-0.52)</text:p>
          </table:table-cell>
          <table:table-cell office:value-type="string">
            <text:p>0.17 (0.09-0.25)</text:p>
          </table:table-cell>
          <table:table-cell office:value-type="string">
            <text:p>-0.19 (-0.39-0.01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0.60 (0.28-0.91)</text:p>
          </table:table-cell>
          <table:table-cell office:value-type="string">
            <text:p>0.29 (0.14-0.44)</text:p>
          </table:table-cell>
          <table:table-cell office:value-type="string">
            <text:p>-0.32 (-0.66-0.03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1.29 (0.47-2.11)</text:p>
          </table:table-cell>
          <table:table-cell office:value-type="string">
            <text:p>0.63 (0.23-1.02)</text:p>
          </table:table-cell>
          <table:table-cell office:value-type="string">
            <text:p>-0.68 (-1.45-0.09)</text:p>
          </table:table-cell>
          <table:table-cell table:number-columns-repeated="1020"/>
        </table:table-row>
        <table:table-row table:style-name="ro1">
          <table:table-cell office:value-type="string">
            <text:p>Second dose: 0-39</text:p>
          </table:table-cell>
          <table:table-cell office:value-type="string">
            <text:p>0.14 (0.10-0.18)</text:p>
          </table:table-cell>
          <table:table-cell office:value-type="string">
            <text:p>0.08 (0.06-0.10)</text:p>
          </table:table-cell>
          <table:table-cell office:value-type="string">
            <text:p>-0.06 (-0.11--0.02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0.23 (0.17-0.29)</text:p>
          </table:table-cell>
          <table:table-cell office:value-type="string">
            <text:p>0.13 (0.10-0.16)</text:p>
          </table:table-cell>
          <table:table-cell office:value-type="string">
            <text:p>-0.11 (-0.18--0.03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0.51 (0.28-0.74)</text:p>
          </table:table-cell>
          <table:table-cell office:value-type="string">
            <text:p>0.29 (0.16-0.42)</text:p>
          </table:table-cell>
          <table:table-cell office:value-type="string">
            <text:p>-0.23 (-0.40--0.05)</text:p>
          </table:table-cell>
          <table:table-cell table:number-columns-repeated="1020"/>
        </table:table-row>
        <table:table-row table:style-name="ro1">
          <table:table-cell office:value-type="string">
            <text:p>Booster: 0-39</text:p>
          </table:table-cell>
          <table:table-cell office:value-type="string">
            <text:p>0.11 (0.05-0.17)</text:p>
          </table:table-cell>
          <table:table-cell office:value-type="string">
            <text:p>0.05 (0.03-0.07)</text:p>
          </table:table-cell>
          <table:table-cell office:value-type="string">
            <text:p>-0.06 (-0.12-0.00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0.19 (0.08-0.29)</text:p>
          </table:table-cell>
          <table:table-cell office:value-type="string">
            <text:p>0.09 (0.06-0.12)</text:p>
          </table:table-cell>
          <table:table-cell office:value-type="string">
            <text:p>-0.10 (-0.20-0.00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0.40 (0.16-0.65)</text:p>
          </table:table-cell>
          <table:table-cell office:value-type="string">
            <text:p>0.19 (0.12-0.27)</text:p>
          </table:table-cell>
          <table:table-cell office:value-type="string">
            <text:p>-0.21 (-0.44-0.01)</text:p>
          </table:table-cell>
          <table:table-cell table:number-columns-repeated="1020"/>
        </table:table-row>
        <table:table-row table:style-name="ro1">
          <table:table-cell office:value-type="string">
            <text:p>1 Comorbidity</text:p>
          </table:table-cell>
          <table:table-cell table:number-columns-repeated="1023"/>
        </table:table-row>
        <table:table-row table:style-name="ro1">
          <table:table-cell office:value-type="string">
            <text:p>Unvax: 0-39</text:p>
          </table:table-cell>
          <table:table-cell office:value-type="string">
            <text:p>0.92 (0.62-1.21)</text:p>
          </table:table-cell>
          <table:table-cell office:value-type="string">
            <text:p>0.24 (0.13-0.34)</text:p>
          </table:table-cell>
          <table:table-cell office:value-type="string">
            <text:p>-0.69 (-0.98--0.40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1.55 (1.04-2.06)</text:p>
          </table:table-cell>
          <table:table-cell office:value-type="string">
            <text:p>0.41 (0.23-0.59)</text:p>
          </table:table-cell>
          <table:table-cell office:value-type="string">
            <text:p>-1.16 (-1.66--0.67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3.29 (1.79-4.79)</text:p>
          </table:table-cell>
          <table:table-cell office:value-type="string">
            <text:p>0.88 (0.39-1.37)</text:p>
          </table:table-cell>
          <table:table-cell office:value-type="string">
            <text:p>-2.46 (-3.75--1.16)</text:p>
          </table:table-cell>
          <table:table-cell table:number-columns-repeated="1020"/>
        </table:table-row>
        <table:table-row table:style-name="ro1">
          <table:table-cell office:value-type="string">
            <text:p>First dose: 0-39</text:p>
          </table:table-cell>
          <table:table-cell office:value-type="string">
            <text:p>0.83 (0.37-1.29)</text:p>
          </table:table-cell>
          <table:table-cell office:value-type="string">
            <text:p>0.40 (0.19-0.62)</text:p>
          </table:table-cell>
          <table:table-cell office:value-type="string">
            <text:p>-0.44 (-0.92-0.04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1.41 (0.63-2.18)</text:p>
          </table:table-cell>
          <table:table-cell office:value-type="string">
            <text:p>0.69 (0.32-1.06)</text:p>
          </table:table-cell>
          <table:table-cell office:value-type="string">
            <text:p>-0.74 (-1.55-0.07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2.99 (1.10-4.88)</text:p>
          </table:table-cell>
          <table:table-cell office:value-type="string">
            <text:p>1.48 (0.55-2.41)</text:p>
          </table:table-cell>
          <table:table-cell office:value-type="string">
            <text:p>-1.56 (-3.32-0.20)</text:p>
          </table:table-cell>
          <table:table-cell table:number-columns-repeated="1020"/>
        </table:table-row>
        <table:table-row table:style-name="ro1">
          <table:table-cell office:value-type="string">
            <text:p>Second dose: 0-39</text:p>
          </table:table-cell>
          <table:table-cell office:value-type="string">
            <text:p>0.33 (0.20-0.45)</text:p>
          </table:table-cell>
          <table:table-cell office:value-type="string">
            <text:p>0.18 (0.12-0.25)</text:p>
          </table:table-cell>
          <table:table-cell office:value-type="string">
            <text:p>-0.15 (-0.26--0.04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0.56 (0.38-0.73)</text:p>
          </table:table-cell>
          <table:table-cell office:value-type="string">
            <text:p>0.31 (0.22-0.41)</text:p>
          </table:table-cell>
          <table:table-cell office:value-type="string">
            <text:p>-0.25 (-0.42--0.07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1.20 (0.64-1.75)</text:p>
          </table:table-cell>
          <table:table-cell office:value-type="string">
            <text:p>0.68 (0.37-0.99)</text:p>
          </table:table-cell>
          <table:table-cell office:value-type="string">
            <text:p>-0.54 (-0.95--0.12)</text:p>
          </table:table-cell>
          <table:table-cell table:number-columns-repeated="1020"/>
        </table:table-row>
        <table:table-row table:style-name="ro1">
          <table:table-cell office:value-type="string">
            <text:p>Booster: 0-39</text:p>
          </table:table-cell>
          <table:table-cell office:value-type="string">
            <text:p>0.26 (0.10-0.42)</text:p>
          </table:table-cell>
          <table:table-cell office:value-type="string">
            <text:p>0.12 (0.08-0.17)</text:p>
          </table:table-cell>
          <table:table-cell office:value-type="string">
            <text:p>-0.14 (-0.29-0.01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0.44 (0.19-0.69)</text:p>
          </table:table-cell>
          <table:table-cell office:value-type="string">
            <text:p>0.21 (0.14-0.28)</text:p>
          </table:table-cell>
          <table:table-cell office:value-type="string">
            <text:p>-0.23 (-0.48-0.01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0.95 (0.38-1.52)</text:p>
          </table:table-cell>
          <table:table-cell office:value-type="string">
            <text:p>0.46 (0.28-0.64)</text:p>
          </table:table-cell>
          <table:table-cell office:value-type="string">
            <text:p>-0.51 (-1.04-0.03)</text:p>
          </table:table-cell>
          <table:table-cell table:number-columns-repeated="1020"/>
        </table:table-row>
        <table:table-row table:style-name="ro1">
          <table:table-cell office:value-type="string">
            <text:p>2+ Comorbidities</text:p>
          </table:table-cell>
          <table:table-cell table:number-columns-repeated="1023"/>
        </table:table-row>
        <table:table-row table:style-name="ro1">
          <table:table-cell office:value-type="string">
            <text:p>Unvax: 0-39</text:p>
          </table:table-cell>
          <table:table-cell office:value-type="string">
            <text:p>1.78 (1.07-2.48)</text:p>
          </table:table-cell>
          <table:table-cell office:value-type="string">
            <text:p>0.47 (0.23-0.70)</text:p>
          </table:table-cell>
          <table:table-cell office:value-type="string">
            <text:p>-1.33 (-1.98--0.69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2.98 (1.80-4.17)</text:p>
          </table:table-cell>
          <table:table-cell office:value-type="string">
            <text:p>0.80 (0.40-1.19)</text:p>
          </table:table-cell>
          <table:table-cell office:value-type="string">
            <text:p>-2.23 (-3.30--1.16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6.20 (3.59-8.82)</text:p>
          </table:table-cell>
          <table:table-cell office:value-type="string">
            <text:p>1.71 (0.80-2.62)</text:p>
          </table:table-cell>
          <table:table-cell office:value-type="string">
            <text:p>-4.58 (-6.84--2.32)</text:p>
          </table:table-cell>
          <table:table-cell table:number-columns-repeated="1020"/>
        </table:table-row>
        <table:table-row table:style-name="ro1">
          <table:table-cell office:value-type="string">
            <text:p>First dose: 0-39</text:p>
          </table:table-cell>
          <table:table-cell office:value-type="string">
            <text:p>1.61 (0.66-2.57)</text:p>
          </table:table-cell>
          <table:table-cell office:value-type="string">
            <text:p>0.79 (0.33-1.25)</text:p>
          </table:table-cell>
          <table:table-cell office:value-type="string">
            <text:p>-0.85 (-1.79-0.10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2.71 (1.12-4.30)</text:p>
          </table:table-cell>
          <table:table-cell office:value-type="string">
            <text:p>1.34 (0.56-2.12)</text:p>
          </table:table-cell>
          <table:table-cell office:value-type="string">
            <text:p>-1.42 (-2.98-0.15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5.66 (2.28-9.03)</text:p>
          </table:table-cell>
          <table:table-cell office:value-type="string">
            <text:p>2.85 (1.13-4.57)</text:p>
          </table:table-cell>
          <table:table-cell office:value-type="string">
            <text:p>-2.90 (-6.09-0.30)</text:p>
          </table:table-cell>
          <table:table-cell table:number-columns-repeated="1020"/>
        </table:table-row>
        <table:table-row table:style-name="ro1">
          <table:table-cell office:value-type="string">
            <text:p>Second dose: 0-39</text:p>
          </table:table-cell>
          <table:table-cell office:value-type="string">
            <text:p>0.64 (0.35-0.92)</text:p>
          </table:table-cell>
          <table:table-cell office:value-type="string">
            <text:p>0.36 (0.21-0.51)</text:p>
          </table:table-cell>
          <table:table-cell office:value-type="string">
            <text:p>-0.29 (-0.51--0.06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1.08 (0.66-1.51)</text:p>
          </table:table-cell>
          <table:table-cell office:value-type="string">
            <text:p>0.62 (0.38-0.85)</text:p>
          </table:table-cell>
          <table:table-cell office:value-type="string">
            <text:p>-0.48 (-0.84--0.13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2.32 (1.31-3.33)</text:p>
          </table:table-cell>
          <table:table-cell office:value-type="string">
            <text:p>1.33 (0.75-1.90)</text:p>
          </table:table-cell>
          <table:table-cell office:value-type="string">
            <text:p>-1.03 (-1.80--0.25)</text:p>
          </table:table-cell>
          <table:table-cell table:number-columns-repeated="1020"/>
        </table:table-row>
        <table:table-row table:style-name="ro1">
          <table:table-cell office:value-type="string">
            <text:p>Booster: 0-39</text:p>
          </table:table-cell>
          <table:table-cell office:value-type="string">
            <text:p>0.51 (0.18-0.83)</text:p>
          </table:table-cell>
          <table:table-cell office:value-type="string">
            <text:p>0.24 (0.13-0.36)</text:p>
          </table:table-cell>
          <table:table-cell office:value-type="string">
            <text:p>-0.27 (-0.56-0.02)</text:p>
          </table:table-cell>
          <table:table-cell table:number-columns-repeated="1020"/>
        </table:table-row>
        <table:table-row table:style-name="ro1">
          <table:table-cell office:value-type="string">
            <text:p>40-69</text:p>
          </table:table-cell>
          <table:table-cell office:value-type="string">
            <text:p>0.86 (0.34-1.38)</text:p>
          </table:table-cell>
          <table:table-cell office:value-type="string">
            <text:p>0.42 (0.25-0.58)</text:p>
          </table:table-cell>
          <table:table-cell office:value-type="string">
            <text:p>-0.46 (-0.94-0.03)</text:p>
          </table:table-cell>
          <table:table-cell table:number-columns-repeated="1020"/>
        </table:table-row>
        <table:table-row table:style-name="ro1">
          <table:table-cell office:value-type="string">
            <text:p>70+</text:p>
          </table:table-cell>
          <table:table-cell office:value-type="string">
            <text:p>1.85 (0.81-2.89)</text:p>
          </table:table-cell>
          <table:table-cell office:value-type="string">
            <text:p>0.90 (0.58-1.22)</text:p>
          </table:table-cell>
          <table:table-cell office:value-type="string">
            <text:p>-0.98 (-1.98-0.02)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2">02/02/2022</text:date>, <text:time>19:4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2T19:48:57.81</dc:date>
    <meta:document-statistic meta:table-count="1" meta:cell-count="152" meta:object-count="0"/>
    <meta:generator>OpenOffice/4.1.10$Win32 OpenOffice.org_project/4110m2$Build-9807</meta:generator>
  </office:meta>
</office:document-meta>
</file>